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stroke="none" svg:stroke-color="#000000" draw:fill="none" draw:fill-color="#ffffff" fo:min-height="0.385cm"/>
    </style:style>
    <style:style style:name="gr5" style:family="graphic" style:parent-style-name="standard">
      <style:graphic-properties draw:stroke="none" svg:stroke-color="#000000" draw:fill="none" draw:fill-color="#ffffff" fo:min-height="0.635cm"/>
    </style:style>
    <style:style style:name="P1" style:family="paragraph">
      <style:paragraph-properties fo:margin-left="0cm" fo:margin-right="0cm" fo:text-align="center" fo:text-indent="0cm"/>
      <style:text-properties fo:font-family="'Nimbus Roman No9 L'" style:font-family-generic="roman" style:font-pitch="variable" fo:font-size="10pt" style:font-size-asian="10pt" style:font-size-complex="10pt"/>
    </style:style>
    <style:style style:name="P2" style:family="paragraph">
      <style:paragraph-properties fo:text-align="center"/>
      <style:text-properties fo:font-family="'Nimbus Roman No9 L'" style:font-family-generic="roman" style:font-pitch="variable" fo:font-size="10pt" style:font-size-asian="10pt" style:font-size-complex="10pt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text-align="center" fo:text-indent="0cm"/>
      <style:text-properties fo:font-family="'Nimbus Roman No9 L'" style:font-family-generic="roman" style:font-pitch="variable" fo:font-size="9pt" style:font-size-asian="9pt" style:font-size-complex="9pt"/>
    </style:style>
    <style:style style:name="P6" style:family="paragraph">
      <style:paragraph-properties fo:margin-left="0cm" fo:margin-right="0cm" fo:text-indent="0cm"/>
      <style:text-properties fo:font-family="'Nimbus Roman No9 L'" style:font-family-generic="roman" style:font-pitch="variable" fo:font-size="9pt" style:font-size-asian="9pt" style:font-size-complex="9pt"/>
    </style:style>
    <style:style style:name="T1" style:family="text">
      <style:text-properties fo:font-family="'Nimbus Roman No9 L'" style:font-family-generic="roman" style:font-pitch="variable" fo:font-size="10pt" style:font-size-asian="10pt" style:font-size-complex="10pt"/>
    </style:style>
    <style:style style:name="T2" style:family="text">
      <style:text-properties fo:font-family="'Nimbus Roman No9 L'" style:font-family-generic="roman" style:font-pitch="variable" fo:font-size="9pt" style:font-size-asian="9pt" style:font-size-complex="9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905cm" svg:height="1.27cm" svg:x="2.905cm" svg:y="2.27cm">
          <text:p text:style-name="P1"><text:span text:style-name="T1">XML Pars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1.905cm" svg:height="1.905cm" svg:x="2.905cm" svg:y="4.81cm">
          <text:p text:style-name="P3"><text:span text:style-name="T1">Konfig.</text:span></text:p>
          <text:p text:style-name="P3"><text:span text:style-name="T1"><text:s/></text:span><text:span text:style-name="T1">soubor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line draw:style-name="gr2" draw:text-style-name="P4" draw:layer="layout" svg:x1="3.54cm" svg:y1="4.81cm" svg:x2="3.54cm" svg:y2="3.54cm">
          <text:p/>
        </draw:line>
        <draw:custom-shape draw:style-name="gr1" draw:text-style-name="P1" draw:layer="layout" svg:width="2.54cm" svg:height="1.905cm" svg:x="6.715cm" svg:y="2.27cm">
          <text:p text:style-name="P3"><text:span text:style-name="T1">Spravovaná</text:span></text:p>
          <text:p text:style-name="P3"><text:span text:style-name="T1">zařízení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line draw:style-name="gr2" draw:text-style-name="P4" draw:layer="layout" svg:x1="5.445cm" svg:y1="2.905cm" svg:x2="6.715cm" svg:y2="2.905cm">
          <text:p/>
        </draw:line>
        <draw:custom-shape draw:style-name="gr3" draw:text-style-name="P1" draw:id="id1" draw:layer="layout" svg:width="2.54cm" svg:height="1.27cm" svg:x="11.795cm" svg:y="2.27cm">
          <text:p text:style-name="P3"><text:span text:style-name="T1">Ověření </text:span></text:p>
          <draw:enhanced-geometry svg:viewBox="0 0 21600 21600" draw:type="rectangle" draw:enhanced-path="M 0 0 L 21600 0 21600 21600 0 21600 0 0 Z N"/>
        </draw:custom-shape>
        <draw:line draw:style-name="gr2" draw:text-style-name="P4" draw:layer="layout" svg:x1="9.89cm" svg:y1="2.905cm" svg:x2="11.16cm" svg:y2="2.905cm">
          <text:p/>
        </draw:line>
        <draw:custom-shape draw:style-name="gr1" draw:text-style-name="P1" draw:id="id2" draw:layer="layout" svg:width="3.175cm" svg:height="1.27cm" svg:x="8.62cm" svg:y="5.445cm">
          <text:p text:style-name="P3"><text:span text:style-name="T1">Existuje zařízení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" draw:text-style-name="P1" draw:id="id3" draw:layer="layout" svg:width="4.445cm" svg:height="1.27cm" svg:x="14.335cm" svg:y="5.445cm">
          <text:p text:style-name="P1"><text:span text:style-name="T1">existují MIB soubory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line draw:style-name="gr2" draw:text-style-name="P4" draw:layer="layout" svg:x1="14.97cm" svg:y1="2.905cm" svg:x2="16.24cm" svg:y2="2.905cm">
          <text:p/>
        </draw:line>
        <draw:custom-shape draw:style-name="gr1" draw:text-style-name="P5" draw:layer="layout" svg:width="2.54cm" svg:height="1.27cm" svg:x="16.875cm" svg:y="2.27cm">
          <text:p text:style-name="P3"><text:span text:style-name="T2">Zařízení bude </text:span></text:p>
          <text:p text:style-name="P3"><text:span text:style-name="T2">monitorováno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4" draw:layer="layout" svg:x1="13.065cm" svg:y1="3.54cm" svg:x2="10.207cm" svg:y2="5.445cm" draw:start-shape="id1" draw:start-glue-point="2" draw:end-shape="id2" draw:end-glue-point="4" svg:d="m13065 3540v953h-2858v952">
          <text:p/>
        </draw:connector>
        <draw:connector draw:style-name="gr2" draw:text-style-name="P4" draw:layer="layout" svg:x1="11.795cm" svg:y1="6.079cm" svg:x2="14.335cm" svg:y2="6.079cm" draw:start-shape="id2" draw:start-glue-point="7" draw:end-shape="id3" draw:end-glue-point="5" svg:d="m11795 6079h2540">
          <text:p/>
        </draw:connector>
        <draw:connector draw:style-name="gr2" draw:text-style-name="P4" draw:layer="layout" svg:x1="16.557cm" svg:y1="5.445cm" svg:x2="13.747cm" svg:y2="3.547cm" draw:start-shape="id3" draw:start-glue-point="4" svg:d="m16557 5445v-1199h-2810v-699">
          <text:p/>
        </draw:connector>
        <draw:custom-shape draw:style-name="gr1" draw:text-style-name="P5" draw:id="id4" draw:layer="layout" svg:width="2.54cm" svg:height="1.27cm" svg:x="11.795cm" svg:y="8.62cm">
          <text:p text:style-name="P3"><text:span text:style-name="T2">Zařízení je </text:span></text:p>
          <text:p text:style-name="P3"><text:span text:style-name="T2">vyloučeno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4" draw:layer="layout" svg:x1="10.207cm" svg:y1="6.713cm" svg:x2="13.065cm" svg:y2="8.62cm" draw:start-shape="id2" draw:start-glue-point="6" draw:end-shape="id4" svg:d="m10207 6713v955h2858v952">
          <text:p/>
        </draw:connector>
        <draw:connector draw:style-name="gr2" draw:text-style-name="P4" draw:layer="layout" svg:x1="16.557cm" svg:y1="6.713cm" svg:x2="13.065cm" svg:y2="8.62cm" draw:start-shape="id3" draw:start-glue-point="6" draw:end-shape="id4" svg:d="m16557 6713v955h-3492v952">
          <text:p/>
        </draw:connector>
        <draw:frame draw:style-name="gr4" draw:text-style-name="P6" draw:layer="layout" svg:width="1.27cm" svg:height="0.64cm" svg:x="11.795cm" svg:y="5.445cm">
          <draw:text-box>
            <text:p text:style-name="P6"><text:span text:style-name="T2">Ano</text:span></text:p>
          </draw:text-box>
        </draw:frame>
        <draw:frame draw:style-name="gr4" draw:text-style-name="P6" draw:layer="layout" svg:width="1.27cm" svg:height="0.64cm" svg:x="15.605cm" svg:y="4.805cm">
          <draw:text-box>
            <text:p text:style-name="P6"><text:span text:style-name="T2">Ano</text:span></text:p>
          </draw:text-box>
        </draw:frame>
        <draw:frame draw:style-name="gr4" draw:text-style-name="P6" draw:layer="layout" svg:width="1.27cm" svg:height="0.64cm" svg:x="9.255cm" svg:y="6.71cm">
          <draw:text-box>
            <text:p text:style-name="P6"><text:span text:style-name="T2">Ne</text:span></text:p>
          </draw:text-box>
        </draw:frame>
        <draw:frame draw:style-name="gr5" draw:text-style-name="P6" draw:layer="layout" svg:width="1.27cm" svg:height="0.885cm" svg:x="15.605cm" svg:y="6.715cm">
          <draw:text-box>
            <text:p text:style-name="P6"><text:span text:style-name="T2">N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creation-date>2009-04-21T13:59:31</meta:creation-date>
    <dc:date>2009-04-21T14:19:31</dc:date>
    <meta:editing-cycles>2</meta:editing-cycles>
    <meta:editing-duration>PT20M1S</meta:editing-duration>
    <meta:user-defined meta:name="Info 1"/>
    <meta:user-defined meta:name="Info 2"/>
    <meta:user-defined meta:name="Info 3"/>
    <meta:user-defined meta:name="Info 4"/>
    <meta:document-statistic meta:object-count="21"/>
  </office:meta>
</office:document-meta>
</file>